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2cm"/>
    </style:style>
    <style:style style:name="co2" style:family="table-column">
      <style:table-column-properties fo:break-before="auto" style:column-width="10.989cm"/>
    </style:style>
    <style:style style:name="co3" style:family="table-column">
      <style:table-column-properties fo:break-before="auto" style:column-width="4.08cm"/>
    </style:style>
    <style:style style:name="co4" style:family="table-column">
      <style:table-column-properties fo:break-before="auto" style:column-width="8.317cm"/>
    </style:style>
    <style:style style:name="co5" style:family="table-column">
      <style:table-column-properties fo:break-before="auto" style:column-width="7.3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3.224cm" fo:break-before="auto" style:use-optimal-row-height="true"/>
    </style:style>
    <style:style style:name="ro4" style:family="table-row">
      <style:table-row-properties style:row-height="2.829cm" fo:break-before="auto" style:use-optimal-row-height="true"/>
    </style:style>
    <style:style style:name="ro5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seCase</text:p>
          </table:table-cell>
          <table:table-cell office:value-type="string" calcext:value-type="string">
            <text:p>Logowanie do strony.</text:p>
          </table:table-cell>
          <table:table-cell office:value-type="string" calcext:value-type="string">
            <text:p>Wylogowanie ze strony</text:p>
          </table:table-cell>
          <table:table-cell office:value-type="string" calcext:value-type="string">
            <text:p>Wylosowanie słowa do przetłumaczenia</text:p>
          </table:table-cell>
          <table:table-cell office:value-type="string" calcext:value-type="string">
            <text:p>Wylosowanie serii słów do przetłumaczenia</text:p>
          </table:table-cell>
        </table:table-row>
        <table:table-row table:style-name="ro1">
          <table:table-cell office:value-type="string" calcext:value-type="string">
            <text:p>Wywołanie</text:p>
          </table:table-cell>
          <table:table-cell office:value-type="string" calcext:value-type="string">
            <text:p>Wejście na URL stron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unek początkowy</text:p>
          </table:table-cell>
          <table:table-cell office:value-type="string" calcext:value-type="string">
            <text:p>Użytkownik posiada dostęp do internetu</text:p>
          </table:table-cell>
          <table:table-cell/>
          <table:table-cell office:value-type="string" calcext:value-type="string">
            <text:p>Użytkownik poprawnie zalogowany.</text:p>
            <text:p>Użytkownik jest na głównej stronie aplikacji.</text:p>
          </table:table-cell>
          <table:table-cell/>
        </table:table-row>
        <table:table-row table:style-name="ro3">
          <table:table-cell office:value-type="string" calcext:value-type="string">
            <text:p>Oczekiwane zachowanie</text:p>
          </table:table-cell>
          <table:table-cell office:value-type="string" calcext:value-type="string">
            <text:p>1. Aplikacja Webowa wyświetla stronę logowania do aplikacji.</text:p>
            <text:p>2. Użytkownik wprowadza dane logowania (maila i hasła)</text:p>
            <text:p>3. Użytkownik klika przycisk zaloguj lub wciska przycisk enter.</text:p>
            <text:p>4. Aplikacja przenosi użytkownika na główną stronę aplikacji.</text:p>
          </table:table-cell>
          <table:table-cell/>
          <table:table-cell table:style-name="ce1" office:value-type="string" calcext:value-type="string">
            <text:p>1. Użytkownik klika wylosuj słowo.</text:p>
            <text:p>2. Aplikacja Webowa wyświetla okienko z polami:</text:p>
            <text:p>- wylosowane słowo</text:p>
            <text:p>- twoje tłumaczenie</text:p>
            <text:p>- przycisk: sprawdź</text:p>
            <text:p>3. Użytkownik wprowadza swoją odpowiedź</text:p>
            <text:p>4. Aplikacja wyświetla powiadomienie</text:p>
            <text:p>czy odpowiedź jest poprawna czy nie.</text:p>
          </table:table-cell>
          <table:table-cell office:value-type="string" calcext:value-type="string">
            <text:p>TBS</text:p>
          </table:table-cell>
        </table:table-row>
        <table:table-row table:style-name="ro4">
          <table:table-cell office:value-type="string" calcext:value-type="string">
            <text:p>Alternatywny scenariusz 1</text:p>
          </table:table-cell>
          <table:table-cell office:value-type="string" calcext:value-type="string">
            <text:p>a) Użytkownik nie podał wszystkich danych</text:p>
            <text:p>Lub dane inne niż oczekiwane (brak maila):</text:p>
            <text:p>3.1a Aplikacja Webowa informuje użytkownika,</text:p>
            <text:p>że podane dane są niepoprawne i podświetla pola,</text:p>
            <text:p>które zostały źle wypełnione.</text:p>
            <text:p>3.2a Użytkownik poprawia wprowadzone dane</text:p>
            <text:p>2. …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ternatywny scenariusz 2</text:p>
          </table:table-cell>
          <table:table-cell office:value-type="string" calcext:value-type="string">
            <text:p>b) Użytkownik podał złe dane logowania:</text:p>
            <text:p>4.1b Aplikacja Webowa informuje użytkownika,</text:p>
            <text:p>że podane dane logowania są niepoprawne.</text:p>
            <text:p>4.2b Użytkownik poprawia dane.</text:p>
            <text:p>4.3b Użytkownik kilka przycisk zaloguj</text:p>
            <text:p>lub wciska przycisk enter.</text:p>
            <text:p>5.b Aplikacja Webowa przenosi użytkownika</text:p>
            <text:p>Na główną stronę aplikacji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lternatywny scenariusz 3</text:p>
          </table:table-cell>
          <table:table-cell office:value-type="string" calcext:value-type="string">
            <text:p>c) Użytkownik 5 krotnie wprowadził błędne hasło:</text:p>
            <text:p>4.4c Aplikacja wyświetla informacje, że liczba prób była zbyt duża</text:p>
            <text:p>I dostęp do aplakcji został zablokowany na 10 sekun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ywny scenariusz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ernatywny scenariusz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unek końcow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mentarz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23:55:09.746000000</meta:creation-date>
    <dc:date>2024-12-27T00:25:59.436000000</dc:date>
    <meta:editing-duration>PT30M50S</meta:editing-duration>
    <meta:editing-cycles>2</meta:editing-cycles>
    <meta:generator>LibreOffice/7.6.2.1$Windows_X86_64 LibreOffice_project/56f7684011345957bbf33a7ee678afaf4d2ba333</meta:generator>
    <meta:document-statistic meta:table-count="1" meta:cell-count="24" meta:object-count="0"/>
  </office:meta>
</office:document-meta>
</file>